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57cm"/>
    </style:style>
    <style:style style:name="co2" style:family="table-column">
      <style:table-column-properties fo:break-before="auto" style:column-width="1.91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836cm"/>
    </style:style>
    <style:style style:name="co6" style:family="table-column">
      <style:table-column-properties fo:break-before="auto" style:column-width="1.1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"/>
    <style:style style:name="ce2" style:family="table-cell" style:parent-style-name="Default" style:data-style-name="N3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istória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Descrição</text:p>
          </table:table-cell>
          <table:table-cell office:value-type="string">
            <text:p>Modelo</text:p>
          </table:table-cell>
          <table:table-cell office:value-type="string">
            <text:p>Controle</text:p>
          </table:table-cell>
          <table:table-cell office:value-type="string">
            <text:p>Visão</text:p>
          </table:table-cell>
          <table:table-cell table:number-columns-repeated="2"/>
        </table:table-row>
        <table:table-row table:style-name="ro1">
          <table:table-cell office:value-type="string">
            <text:p>manter informações de clientes</text:p>
          </table:table-cell>
          <table:table-cell table:number-columns-repeated="3"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manter informações de produtos</text:p>
          </table:table-cell>
          <table:table-cell table:number-columns-repeated="3"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manter informações de compras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1">
          <table:table-cell office:value-type="string">
            <text:p>manter informações de produtos comprados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1">
          <table:table-cell office:value-type="string">
            <text:p>manter informações de produtos disponíveis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1">
          <table:table-cell office:value-type="string">
            <text:p>produtos podem possuir várias categorias</text:p>
          </table:table-cell>
          <table:table-cell table:number-columns-repeated="3"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usar sessão para manter login</text:p>
          </table:table-cell>
          <table:table-cell office:value-type="string">
            <text:p>-</text:p>
          </table:table-cell>
          <table:table-cell table:number-columns-repeated="2"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dar suporte a internacionalização</text:p>
          </table:table-cell>
          <table:table-cell office:value-type="string">
            <text:p>-</text:p>
          </table:table-cell>
          <table:table-cell table:number-columns-repeated="2"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usar arquitetura MVC</text:p>
          </table:table-cell>
          <table:table-cell table:number-columns-repeated="3"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usar banco de dados</text:p>
          </table:table-cell>
          <table:table-cell office:value-type="string">
            <text:p>ok</text:p>
          </table:table-cell>
          <table:table-cell table:number-columns-repeated="2"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usar ant script</text:p>
          </table:table-cell>
          <table:table-cell office:value-type="string">
            <text:p>-</text:p>
          </table:table-cell>
          <table:table-cell office:value-type="string">
            <text:p>ok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fazer upload das fotos dos produtos</text:p>
          </table:table-cell>
          <table:table-cell table:number-columns-repeated="5"/>
        </table:table-row>
        <table:table-row table:style-name="ro1">
          <table:table-cell office:value-type="string">
            <text:p>senhas devem ser criptografadas (não-MD5)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usuários</text:p>
          </table:table-cell>
          <table:table-cell table:number-columns-repeated="3"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carrinho de compras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otal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SUM([.B18:.D18])" office:value-type="float" office:value="33">
            <text:p>33</text:p>
          </table:table-cell>
          <table:table-cell table:style-name="ce1" table:formula="of:=[.E18]/[.E18]*100" office:value-type="float" office:value="100">
            <text:p>100</text:p>
          </table:table-cell>
        </table:table-row>
        <table:table-row table:style-name="ro1">
          <table:table-cell office:value-type="string">
            <text:p>feitos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SUM([.B19:.D19])" office:value-type="float" office:value="21">
            <text:p>21</text:p>
          </table:table-cell>
          <table:table-cell table:style-name="ce1" table:formula="of:=[.E19]/[.E18]*100" office:value-type="float" office:value="63.6363636363636">
            <text:p>64</text:p>
          </table:table-cell>
        </table:table-row>
        <table:table-row table:style-name="ro1">
          <table:table-cell office:value-type="string">
            <text:p>restam</text:p>
          </table:table-cell>
          <table:table-cell table:formula="of:=[.B18]-[.B19]" office:value-type="float" office:value="1">
            <text:p>1</text:p>
          </table:table-cell>
          <table:table-cell table:formula="of:=[.C18]-[.C19]" office:value-type="float" office:value="6">
            <text:p>6</text:p>
          </table:table-cell>
          <table:table-cell table:formula="of:=[.D18]-[.D19]" office:value-type="float" office:value="5">
            <text:p>5</text:p>
          </table:table-cell>
          <table:table-cell table:formula="of:=SUM([.B20:.D20])" office:value-type="float" office:value="12">
            <text:p>12</text:p>
          </table:table-cell>
          <table:table-cell table:style-name="ce1" table:formula="of:=[.E20]/[.E18]*100" office:value-type="float" office:value="36.3636363636364">
            <text:p>36</text:p>
          </table:table-cell>
        </table:table-row>
      </table:table>
      <table:table table:name="Progresso" table:style-name="ta1" table:print="false"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style-name="Default" office:value-type="string">
            <text:p>Dia</text:p>
          </table:table-cell>
          <table:table-cell office:value-type="string">
            <text:p>Projetado</text:p>
          </table:table-cell>
          <table:table-cell office:value-type="string">
            <text:p>Feito</text:p>
          </table:table-cell>
          <table:table-cell table:number-columns-repeated="2"/>
        </table:table-row>
        <table:table-row table:style-name="ro1">
          <table:table-cell office:value-type="date" office:date-value="2011-06-06">
            <text:p>06/06/11</text:p>
          </table:table-cell>
          <table:table-cell table:formula="of:=ROUND(6 * #ref!.[.C48] / 6)" office:value-type="string" office:string-value="Erro:501">
            <text:p>Erro:501</text:p>
          </table:table-cell>
          <table:table-cell table:formula="of:=#ref!.[.C48]" office:value-type="string" office:string-value="Erro:501">
            <text:p>Erro:501</text:p>
          </table:table-cell>
          <table:table-cell/>
          <table:table-cell>
            <draw:frame table:end-cell-address="Progresso.K18" table:end-x="1.196cm" table:end-y="0.212cm" draw:z-index="0" draw:style-name="gr1" svg:width="14.532cm" svg:height="6.986cm" svg:x="0.213cm" svg:y="0.424cm">
              <draw:object draw:notify-on-update-of-ranges="Progresso.A2:Progresso.A8 Progresso.B1:Progresso.B1 Progresso.B2:Progresso.B8 Progresso.C1:Progresso.C1 Progresso.C2:Progresso.C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date" office:date-value="2011-06-07">
            <text:p>07/06/11</text:p>
          </table:table-cell>
          <table:table-cell table:formula="of:=ROUND(5 * #ref!.[.C48] / 6)" office:value-type="string" office:string-value="Erro:501">
            <text:p>Erro:501</text:p>
          </table:table-cell>
          <table:table-cell table:formula="of:=[.C2]-SUM(#ref!.#ref!2)" office:value-type="string" office:string-value="Erro:501">
            <text:p>Erro:501</text:p>
          </table:table-cell>
          <table:table-cell table:number-columns-repeated="2"/>
        </table:table-row>
        <table:table-row table:style-name="ro1">
          <table:table-cell office:value-type="date" office:date-value="2011-06-08">
            <text:p>08/06/11</text:p>
          </table:table-cell>
          <table:table-cell table:formula="of:=ROUND(4 * #ref!.[.C48] / 6)" office:value-type="string" office:string-value="Erro:501">
            <text:p>Erro:501</text:p>
          </table:table-cell>
          <table:table-cell table:formula="of:=[.C3]-SUM(0)" office:value-type="float" office:value="0">
            <text:p>Erro:501</text:p>
          </table:table-cell>
          <table:table-cell table:number-columns-repeated="2"/>
        </table:table-row>
        <table:table-row table:style-name="ro1">
          <table:table-cell office:value-type="date" office:date-value="2011-06-09">
            <text:p>09/06/11</text:p>
          </table:table-cell>
          <table:table-cell table:formula="of:=ROUND(3 * #ref!.[.C48] / 6)" office:value-type="string" office:string-value="Erro:501">
            <text:p>Erro:501</text:p>
          </table:table-cell>
          <table:table-cell table:formula="of:=[.C4]-SUM(#ref!.#ref!3)" office:value-type="string" office:string-value="Erro:501">
            <text:p>Erro:501</text:p>
          </table:table-cell>
          <table:table-cell table:number-columns-repeated="2"/>
        </table:table-row>
        <table:table-row table:style-name="ro1">
          <table:table-cell office:value-type="date" office:date-value="2011-06-10">
            <text:p>10/06/11</text:p>
          </table:table-cell>
          <table:table-cell table:formula="of:=ROUND(2 * #ref!.[.C48] / 6)" office:value-type="string" office:string-value="Erro:501">
            <text:p>Erro:501</text:p>
          </table:table-cell>
          <table:table-cell table:formula="of:=[.C5]-SUM(0)" office:value-type="float" office:value="0">
            <text:p>Erro:501</text:p>
          </table:table-cell>
          <table:table-cell table:number-columns-repeated="2"/>
        </table:table-row>
        <table:table-row table:style-name="ro1">
          <table:table-cell office:value-type="date" office:date-value="2011-06-11">
            <text:p>11/06/11</text:p>
          </table:table-cell>
          <table:table-cell table:formula="of:=ROUND(1 * #ref!.[.C48] / 6)" office:value-type="string" office:string-value="Erro:501">
            <text:p>Erro:501</text:p>
          </table:table-cell>
          <table:table-cell table:formula="of:=[.C6]-SUM(#ref!.#ref!4:#ref!.#ref!10)" office:value-type="string" office:string-value="Erro:501">
            <text:p>Erro:501</text:p>
          </table:table-cell>
          <table:table-cell table:number-columns-repeated="2"/>
        </table:table-row>
        <table:table-row table:style-name="ro1">
          <table:table-cell office:value-type="date" office:date-value="2011-06-12">
            <text:p>12/06/11</text:p>
          </table:table-cell>
          <table:table-cell table:formula="of:=ROUND(0 * #ref!.[.C48] / 6)" office:value-type="string" office:string-value="Erro:501">
            <text:p>Erro:501</text:p>
          </table:table-cell>
          <table:table-cell table:formula="of:=[.C7]-SUM(#ref!.#ref!11:#ref!15)" office:value-type="string" office:string-value="Erro:501">
            <text:p>Erro:501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9">19/06/2011</text:date>, <text:time>11:5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45H03M03S</meta:editing-duration>
    <meta:editing-cycles>31</meta:editing-cycles>
    <meta:generator>OpenOffice.org/3.2$Unix OpenOffice.org_project/320m12$Build-9483</meta:generator>
    <dc:date>2011-06-19T11:54:39</dc:date>
    <dc:creator>Ricardo Kagawa</dc:creator>
    <meta:document-statistic meta:table-count="2" meta:cell-count="9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533cm" svg:height="6.987cm" xlink:href=".." chart:class="chart:line" chart:style-name="ch1">
        <chart:title svg:x="6.287cm" svg:y="0.14cm" chart:style-name="ch2">
          <text:p>Burndown</text:p>
        </chart:title>
        <chart:legend chart:legend-position="end" svg:x="12.376cm" svg:y="3.024cm" chart:style-name="ch3"/>
        <chart:plot-area chart:style-name="ch4" table:cell-range-address="Progresso.A1:Progresso.C8" chart:data-source-has-labels="both" svg:x="0.29cm" svg:y="0.782cm" svg:width="11.797cm" svg:height="5.927cm">
          <chart:axis chart:dimension="x" chart:name="primary-x" chart:style-name="ch5">
            <chart:categories table:cell-range-address="Progresso.A2:Progresso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gresso.B2:Progresso.B8" chart:label-cell-address="Progresso.B1:Progresso.B1" chart:class="chart:line">
            <chart:data-point chart:repeated="7"/>
          </chart:series>
          <chart:series chart:style-name="ch8" chart:values-cell-range-address="Progresso.C2:Progresso.C8" chart:label-cell-address="Progresso.C1:Progresso.C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gresso.B1:Progresso.B1">Projetado</text:p>
              </table:table-cell>
              <table:table-cell office:value-type="string">
                <text:p text:id="Progresso.C1:Progresso.C1">Feito</text:p>
              </table:table-cell>
            </table:table-row>
          </table:table-header-rows>
          <table:table-rows>
            <table:table-row>
              <table:table-cell office:value-type="string">
                <text:p text:id="Progresso.A2:Progresso.A8">06/06/11</text:p>
              </table:table-cell>
              <table:table-cell office:value-type="float" office:value="1.#NAN">
                <text:p text:id="Progresso.B2:Progresso.B8">1.#NAN</text:p>
              </table:table-cell>
              <table:table-cell office:value-type="float" office:value="1.#NAN">
                <text:p text:id="Progresso.C2:Progresso.C8">1.#NAN</text:p>
              </table:table-cell>
            </table:table-row>
            <table:table-row>
              <table:table-cell office:value-type="string">
                <text:p>07/06/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/06/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9/06/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/06/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/06/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/06/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